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IGS-102a">
            <text:p>IGS-102a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1055.0">
            <text:p>1055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45">
            <text:p>2.4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zleyEtal1997,ShennanEtal2018">
            <text:p>BazleyEtal1997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SRR-151">
            <text:p>SRR-151</text:p>
          </table:table-cell>
          <table:table-cell office:value-type="float" office:value="55.06">
            <text:p>55.06</text:p>
          </table:table-cell>
          <table:table-cell office:value-type="float" office:value="-6.95">
            <text:p>-6.95</text:p>
          </table:table-cell>
          <table:table-cell office:value-type="float" office:value="7602.0">
            <text:p>7602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6.83">
            <text:p>-6.8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zleyEtal1997,ShennanEtal2018">
            <text:p>BazleyEtal1997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IGS-102b">
            <text:p>IGS-102b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1655.0">
            <text:p>1655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2">
            <text:p>4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azleyEtal1997,ShennanEtal2018">
            <text:p>BazleyEtal1997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Lu-2130">
            <text:p>Lu-2130</text:p>
          </table:table-cell>
          <table:table-cell office:value-type="float" office:value="55.12">
            <text:p>55.12</text:p>
          </table:table-cell>
          <table:table-cell office:value-type="float" office:value="-6.67">
            <text:p>-6.67</text:p>
          </table:table-cell>
          <table:table-cell office:value-type="float" office:value="6120.0">
            <text:p>612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1.42">
            <text:p>1.42</text:p>
          </table:table-cell>
          <table:table-cell office:value-type="float" office:value="1.42">
            <text:p>1.42</text:p>
          </table:table-cell>
          <table:table-cell office:value-type="string" office:value="BattarbeeEtal1985,ShennanEtal2018">
            <text:p>BattarbeeEtal1985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UB-2440">
            <text:p>UB-2440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810.0">
            <text:p>810.0</text:p>
          </table:table-cell>
          <table:table-cell office:value-type="float" office:value="40.0">
            <text:p>4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37">
            <text:p>1.3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Woodman1973,Carter1982,ShennanEtal2018">
            <text:p>Woodman1973,Carter1982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Beta-34315">
            <text:p>Beta-34315</text:p>
          </table:table-cell>
          <table:table-cell office:value-type="float" office:value="55.17">
            <text:p>55.17</text:p>
          </table:table-cell>
          <table:table-cell office:value-type="float" office:value="-6.77">
            <text:p>-6.77</text:p>
          </table:table-cell>
          <table:table-cell office:value-type="float" office:value="8960.0">
            <text:p>896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37">
            <text:p>-6.37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CarterWilson1990,ShennanEtal2018">
            <text:p>CarterWilson1990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Lu-2127">
            <text:p>Lu-2127</text:p>
          </table:table-cell>
          <table:table-cell office:value-type="float" office:value="55.12">
            <text:p>55.12</text:p>
          </table:table-cell>
          <table:table-cell office:value-type="float" office:value="-6.67">
            <text:p>-6.67</text:p>
          </table:table-cell>
          <table:table-cell office:value-type="float" office:value="7440.0">
            <text:p>744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9">
            <text:p>-3.89</text:p>
          </table:table-cell>
          <table:table-cell office:value-type="float" office:value="1.42">
            <text:p>1.42</text:p>
          </table:table-cell>
          <table:table-cell office:value-type="float" office:value="1.42">
            <text:p>1.42</text:p>
          </table:table-cell>
          <table:table-cell office:value-type="string" office:value="BattarbeeEtal1985,ShennanEtal2018">
            <text:p>BattarbeeEtal1985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UB-2441">
            <text:p>UB-2441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1022.0">
            <text:p>1022.0</text:p>
          </table:table-cell>
          <table:table-cell office:value-type="float" office:value="40.0">
            <text:p>4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7">
            <text:p>0.8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Woodman1973,Carter1982,ShennanEtal2018">
            <text:p>Woodman1973,Carter1982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UB-937">
            <text:p>UB-937</text:p>
          </table:table-cell>
          <table:table-cell office:value-type="float" office:value="55.16">
            <text:p>55.16</text:p>
          </table:table-cell>
          <table:table-cell office:value-type="float" office:value="-6.75">
            <text:p>-6.75</text:p>
          </table:table-cell>
          <table:table-cell office:value-type="float" office:value="5315.0">
            <text:p>5315.0</text:p>
          </table:table-cell>
          <table:table-cell office:value-type="float" office:value="135.0">
            <text:p>1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55">
            <text:p>-0.5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Pearson1979,ShennanEtal2018">
            <text:p>Pearson1979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